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6.992cm" table:align="left"/>
    </style:style>
    <style:style style:name="Tabla1.A" style:family="table-column">
      <style:table-column-properties style:column-width="0.547cm"/>
    </style:style>
    <style:style style:name="Tabla1.B" style:family="table-column">
      <style:table-column-properties style:column-width="1.845cm"/>
    </style:style>
    <style:style style:name="Tabla1.C" style:family="table-column">
      <style:table-column-properties style:column-width="6.918cm"/>
    </style:style>
    <style:style style:name="Tabla1.D" style:family="table-column">
      <style:table-column-properties style:column-width="7.682cm"/>
    </style:style>
    <style:style style:name="Tabla1.A1" style:family="table-cell">
      <style:table-cell-properties fo:padding="0cm" fo:border="none" style:writing-mode="page"/>
    </style:style>
    <style:style style:name="Tabla2" style:family="table">
      <style:table-properties style:width="16.992cm" table:align="left"/>
    </style:style>
    <style:style style:name="Tabla2.A" style:family="table-column">
      <style:table-column-properties style:column-width="1.392cm"/>
    </style:style>
    <style:style style:name="Tabla2.B" style:family="table-column">
      <style:table-column-properties style:column-width="15.6cm"/>
    </style:style>
    <style:style style:name="Tabla2.A1" style:family="table-cell">
      <style:table-cell-properties style:writing-mode="page"/>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A1" style:family="table-cell">
      <style:table-cell-properties style:writing-mode="page"/>
    </style:style>
    <style:style style:name="P1" style:family="paragraph" style:parent-style-name="Header">
      <style:text-properties officeooo:paragraph-rsid="001e674c"/>
    </style:style>
    <style:style style:name="P2" style:family="paragraph" style:parent-style-name="Standard">
      <style:text-properties fo:language="en" fo:country="GB" officeooo:rsid="0031db4c" officeooo:paragraph-rsid="0031db4c"/>
    </style:style>
    <style:style style:name="P3" style:family="paragraph" style:parent-style-name="Standard">
      <style:text-properties fo:language="en" fo:country="GB" fo:font-weight="normal" officeooo:rsid="00519068" officeooo:paragraph-rsid="00519068" style:font-weight-asian="normal" style:font-weight-complex="normal"/>
    </style:style>
    <style:style style:name="P4" style:family="paragraph" style:parent-style-name="Standard">
      <style:text-properties fo:language="en" fo:country="GB" fo:font-weight="normal" officeooo:rsid="00519068" officeooo:paragraph-rsid="004cee9c" style:font-weight-asian="normal" style:font-weight-complex="normal"/>
    </style:style>
    <style:style style:name="P5" style:family="paragraph" style:parent-style-name="Standard">
      <style:text-properties fo:language="en" fo:country="GB" fo:font-weight="normal" officeooo:rsid="00490478" officeooo:paragraph-rsid="00490478" style:font-weight-asian="normal" style:font-weight-complex="normal"/>
    </style:style>
    <style:style style:name="P6" style:family="paragraph" style:parent-style-name="Standard">
      <style:text-properties fo:language="en" fo:country="GB" fo:font-weight="normal" officeooo:rsid="0063ac6b" officeooo:paragraph-rsid="0063ac6b" style:font-weight-asian="normal" style:font-weight-complex="normal"/>
    </style:style>
    <style:style style:name="P7" style:family="paragraph" style:parent-style-name="Standard">
      <style:text-properties fo:language="en" fo:country="GB" fo:font-weight="normal" officeooo:rsid="00645261" officeooo:paragraph-rsid="00645261" style:font-weight-asian="normal" style:font-weight-complex="normal"/>
    </style:style>
    <style:style style:name="P8" style:family="paragraph" style:parent-style-name="Standard">
      <style:text-properties fo:language="en" fo:country="GB" fo:font-weight="normal" officeooo:rsid="00649f10" officeooo:paragraph-rsid="00649f10" style:font-weight-asian="normal" style:font-weight-complex="normal"/>
    </style:style>
    <style:style style:name="P9" style:family="paragraph" style:parent-style-name="Standard">
      <style:text-properties fo:language="en" fo:country="GB" fo:font-weight="normal" officeooo:rsid="0065ae2f" officeooo:paragraph-rsid="0065ae2f" style:font-weight-asian="normal" style:font-weight-complex="normal"/>
    </style:style>
    <style:style style:name="P10" style:family="paragraph" style:parent-style-name="Standard">
      <style:text-properties fo:language="en" fo:country="GB" fo:font-weight="normal" officeooo:rsid="0065ae2f" officeooo:paragraph-rsid="006695da" style:font-weight-asian="normal" style:font-weight-complex="normal"/>
    </style:style>
    <style:style style:name="P11" style:family="paragraph" style:parent-style-name="Standard">
      <style:text-properties fo:language="en" fo:country="GB" fo:font-weight="normal" officeooo:rsid="006695da" officeooo:paragraph-rsid="006695da" style:font-weight-asian="normal" style:font-weight-complex="normal"/>
    </style:style>
    <style:style style:name="P12" style:family="paragraph" style:parent-style-name="Standard">
      <style:text-properties fo:language="en" fo:country="GB" fo:font-weight="normal" officeooo:rsid="006d0760" officeooo:paragraph-rsid="006d0760" style:font-weight-asian="normal" style:font-weight-complex="normal"/>
    </style:style>
    <style:style style:name="P13" style:family="paragraph" style:parent-style-name="Standard">
      <style:text-properties fo:language="en" fo:country="GB" fo:font-weight="normal" officeooo:rsid="006d5366" officeooo:paragraph-rsid="006d5366" style:font-weight-asian="normal" style:font-weight-complex="normal"/>
    </style:style>
    <style:style style:name="P14" style:family="paragraph" style:parent-style-name="Standard">
      <style:text-properties fo:language="en" fo:country="GB" fo:font-weight="normal" officeooo:rsid="006d6f26" officeooo:paragraph-rsid="006d6f26" style:font-weight-asian="normal" style:font-weight-complex="normal"/>
    </style:style>
    <style:style style:name="P15" style:family="paragraph" style:parent-style-name="Standard">
      <style:text-properties fo:language="en" fo:country="GB" fo:font-weight="normal" officeooo:rsid="006e6c79" officeooo:paragraph-rsid="006e6c79" style:font-weight-asian="normal" style:font-weight-complex="normal"/>
    </style:style>
    <style:style style:name="P16" style:family="paragraph" style:parent-style-name="Standard">
      <style:text-properties fo:language="en" fo:country="GB" fo:font-weight="normal" officeooo:rsid="006ec7c8" officeooo:paragraph-rsid="006ec7c8" style:font-weight-asian="normal" style:font-weight-complex="normal"/>
    </style:style>
    <style:style style:name="P17" style:family="paragraph" style:parent-style-name="Standard">
      <style:text-properties fo:language="en" fo:country="GB" fo:font-weight="normal" officeooo:rsid="00649f10" officeooo:paragraph-rsid="00649f10" fo:background-color="#ffff00" style:font-weight-asian="normal" style:font-weight-complex="normal"/>
    </style:style>
    <style:style style:name="P18" style:family="paragraph" style:parent-style-name="Standard">
      <style:text-properties fo:language="en" fo:country="GB" officeooo:rsid="00428159" officeooo:paragraph-rsid="005bbc59"/>
    </style:style>
    <style:style style:name="P19" style:family="paragraph" style:parent-style-name="Standard">
      <style:text-properties fo:language="en" fo:country="GB" officeooo:rsid="00428159" officeooo:paragraph-rsid="001fe4e1"/>
    </style:style>
    <style:style style:name="P20" style:family="paragraph" style:parent-style-name="Standard">
      <style:text-properties fo:language="en" fo:country="GB" officeooo:rsid="001fe4e1" officeooo:paragraph-rsid="001fe4e1"/>
    </style:style>
    <style:style style:name="P21" style:family="paragraph" style:parent-style-name="Standard">
      <style:text-properties fo:language="en" fo:country="GB" officeooo:rsid="001fe4e1" officeooo:paragraph-rsid="005d80e9"/>
    </style:style>
    <style:style style:name="P22" style:family="paragraph" style:parent-style-name="Standard">
      <style:text-properties fo:language="en" fo:country="GB" officeooo:rsid="001fe4e1" officeooo:paragraph-rsid="00602bfc"/>
    </style:style>
    <style:style style:name="P23" style:family="paragraph" style:parent-style-name="Standard">
      <style:text-properties fo:language="en" fo:country="GB" officeooo:rsid="0060b35b" officeooo:paragraph-rsid="0060b35b"/>
    </style:style>
    <style:style style:name="P24" style:family="paragraph" style:parent-style-name="Standard">
      <style:text-properties fo:language="en" fo:country="GB" officeooo:rsid="0061c5df" officeooo:paragraph-rsid="0061c5df"/>
    </style:style>
    <style:style style:name="P25" style:family="paragraph" style:parent-style-name="Standard">
      <style:text-properties fo:language="en" fo:country="GB" fo:font-weight="bold" officeooo:rsid="00645261" officeooo:paragraph-rsid="00645261" style:font-weight-asian="bold" style:font-weight-complex="bold"/>
    </style:style>
    <style:style style:name="P26" style:family="paragraph" style:parent-style-name="Standard">
      <style:text-properties fo:language="en" fo:country="GB" officeooo:rsid="005b58f3" officeooo:paragraph-rsid="005bbc59"/>
    </style:style>
    <style:style style:name="P27" style:family="paragraph" style:parent-style-name="Standard">
      <style:text-properties fo:font-size="20pt" fo:language="en" fo:country="GB" fo:font-weight="bold" officeooo:rsid="004cee9c" officeooo:paragraph-rsid="004cee9c" style:font-size-asian="17.5pt" style:font-weight-asian="bold" style:font-size-complex="20pt" style:font-weight-complex="bold"/>
    </style:style>
    <style:style style:name="P28" style:family="paragraph" style:parent-style-name="Standard">
      <style:text-properties officeooo:rsid="0061c5df" officeooo:paragraph-rsid="0061c5df"/>
    </style:style>
    <style:style style:name="P29" style:family="paragraph" style:parent-style-name="Standard">
      <style:text-properties officeooo:paragraph-rsid="00649f10"/>
    </style:style>
    <style:style style:name="P30" style:family="paragraph" style:parent-style-name="Standard">
      <style:paragraph-properties fo:break-before="page"/>
      <style:text-properties fo:font-size="20pt" fo:language="en" fo:country="GB" fo:font-weight="bold" officeooo:rsid="004cee9c" officeooo:paragraph-rsid="004cee9c" style:font-size-asian="17.5pt" style:font-weight-asian="bold" style:font-size-complex="20pt" style:font-weight-complex="bold"/>
    </style:style>
    <style:style style:name="P31" style:family="paragraph" style:parent-style-name="Standard">
      <style:paragraph-properties fo:break-before="page"/>
      <style:text-properties fo:language="en" fo:country="GB" fo:font-weight="normal" officeooo:rsid="006d0760" officeooo:paragraph-rsid="006d0760" style:font-weight-asian="normal" style:font-weight-complex="normal"/>
    </style:style>
    <style:style style:name="P32" style:family="paragraph" style:parent-style-name="Table_20_Contents">
      <style:text-properties officeooo:rsid="005bbc59" officeooo:paragraph-rsid="005bbc59"/>
    </style:style>
    <style:style style:name="P33" style:family="paragraph" style:parent-style-name="Table_20_Contents">
      <style:paragraph-properties fo:text-align="center" style:justify-single-word="false"/>
      <style:text-properties officeooo:rsid="005bbc59" officeooo:paragraph-rsid="005bbc59"/>
    </style:style>
    <style:style style:name="P34" style:family="paragraph" style:parent-style-name="Table_20_Contents">
      <style:paragraph-properties fo:text-align="center" style:justify-single-word="false"/>
      <style:text-properties officeooo:rsid="005eae6e" officeooo:paragraph-rsid="005eae6e"/>
    </style:style>
    <style:style style:name="P35" style:family="paragraph" style:parent-style-name="Table_20_Contents">
      <style:paragraph-properties fo:text-align="center" style:justify-single-word="false"/>
      <style:text-properties fo:font-weight="bold" officeooo:rsid="005eae6e" officeooo:paragraph-rsid="005eae6e" style:font-weight-asian="bold" style:font-weight-complex="bold"/>
    </style:style>
    <style:style style:name="P36" style:family="paragraph" style:parent-style-name="Standard">
      <style:text-properties fo:language="en" fo:country="GB" fo:font-weight="normal" officeooo:rsid="00666ea6" officeooo:paragraph-rsid="006695da" style:font-weight-asian="normal" style:font-weight-complex="normal"/>
    </style:style>
    <style:style style:name="P37" style:family="paragraph" style:parent-style-name="Standard">
      <style:text-properties fo:language="en" fo:country="GB" fo:font-weight="normal" officeooo:rsid="00666ea6" officeooo:paragraph-rsid="007648d4" style:font-weight-asian="normal" style:font-weight-complex="normal"/>
    </style:style>
    <style:style style:name="P38" style:family="paragraph" style:parent-style-name="Standard">
      <style:text-properties fo:language="en" fo:country="GB" fo:font-weight="normal" officeooo:rsid="006ec7c8" officeooo:paragraph-rsid="006ec7c8" style:font-weight-asian="normal" style:font-weight-complex="normal"/>
    </style:style>
    <style:style style:name="P39" style:family="paragraph" style:parent-style-name="Standard">
      <style:text-properties fo:language="en" fo:country="GB" fo:font-weight="normal" officeooo:rsid="0065ae2f" officeooo:paragraph-rsid="00743dac" style:font-weight-asian="normal" style:font-weight-complex="normal"/>
    </style:style>
    <style:style style:name="P40" style:family="paragraph" style:parent-style-name="Standard">
      <style:text-properties fo:language="en" fo:country="GB" fo:font-weight="normal" officeooo:rsid="0065ae2f" officeooo:paragraph-rsid="007648d4" style:font-weight-asian="normal" style:font-weight-complex="normal"/>
    </style:style>
    <style:style style:name="P41" style:family="paragraph" style:parent-style-name="Standard">
      <style:text-properties fo:language="en" fo:country="GB" fo:font-weight="normal" officeooo:rsid="006695da" officeooo:paragraph-rsid="00743dac" style:font-weight-asian="normal" style:font-weight-complex="normal"/>
    </style:style>
    <style:style style:name="P42" style:family="paragraph" style:parent-style-name="Standard">
      <style:text-properties fo:language="en" fo:country="GB" fo:font-weight="normal" officeooo:rsid="006695da" officeooo:paragraph-rsid="007648d4" style:font-weight-asian="normal" style:font-weight-complex="normal"/>
    </style:style>
    <style:style style:name="P43" style:family="paragraph" style:parent-style-name="Standard">
      <style:text-properties fo:language="en" fo:country="GB" fo:font-weight="normal" officeooo:rsid="00743dac" officeooo:paragraph-rsid="00743dac" style:font-weight-asian="normal" style:font-weight-complex="normal"/>
    </style:style>
    <style:style style:name="P44" style:family="paragraph" style:parent-style-name="Standard">
      <style:text-properties fo:language="en" fo:country="GB" fo:font-weight="normal" officeooo:rsid="007648d4" officeooo:paragraph-rsid="007648d4" style:font-weight-asian="normal" style:font-weight-complex="normal"/>
    </style:style>
    <style:style style:name="P45" style:family="paragraph" style:parent-style-name="Standard">
      <style:text-properties fo:language="en" fo:country="GB" fo:font-weight="normal" officeooo:rsid="007844e6" officeooo:paragraph-rsid="007844e6" style:font-weight-asian="normal" style:font-weight-complex="normal"/>
    </style:style>
    <style:style style:name="P46" style:family="paragraph" style:parent-style-name="Standard">
      <style:text-properties fo:language="en" fo:country="GB" fo:font-weight="normal" officeooo:rsid="00649f10" officeooo:paragraph-rsid="00743dac" fo:background-color="#ffff00" style:font-weight-asian="normal" style:font-weight-complex="normal"/>
    </style:style>
    <style:style style:name="P47" style:family="paragraph" style:parent-style-name="Standard">
      <style:text-properties fo:language="en" fo:country="GB" fo:font-weight="bold" officeooo:rsid="007844e6" officeooo:paragraph-rsid="007844e6" style:font-weight-asian="bold" style:font-weight-complex="bold"/>
    </style:style>
    <style:style style:name="P48" style:family="paragraph" style:parent-style-name="Standard">
      <style:text-properties fo:font-size="18pt" fo:language="en" fo:country="GB" fo:font-weight="bold" officeooo:rsid="0065ae2f" officeooo:paragraph-rsid="0065ae2f" style:font-size-asian="18pt" style:font-weight-asian="bold" style:font-size-complex="18pt" style:font-weight-complex="bold"/>
    </style:style>
    <style:style style:name="P49" style:family="paragraph" style:parent-style-name="Standard">
      <style:text-properties officeooo:paragraph-rsid="00743dac"/>
    </style:style>
    <style:style style:name="P50" style:family="paragraph" style:parent-style-name="Standard">
      <style:text-properties officeooo:rsid="00743dac" officeooo:paragraph-rsid="007648d4"/>
    </style:style>
    <style:style style:name="P51" style:family="paragraph" style:parent-style-name="Standard">
      <style:text-properties officeooo:paragraph-rsid="007648d4"/>
    </style:style>
    <style:style style:name="P52" style:family="paragraph" style:parent-style-name="Standard">
      <style:text-properties officeooo:rsid="0077a133" officeooo:paragraph-rsid="0077a133"/>
    </style:style>
    <style:style style:name="T1" style:family="text">
      <style:text-properties officeooo:rsid="001fe4e1"/>
    </style:style>
    <style:style style:name="T2" style:family="text">
      <style:text-properties officeooo:rsid="001e674c"/>
    </style:style>
    <style:style style:name="T3" style:family="text">
      <style:text-properties officeooo:rsid="005562de"/>
    </style:style>
    <style:style style:name="T4" style:family="text">
      <style:text-properties officeooo:rsid="0030177c"/>
    </style:style>
    <style:style style:name="T5" style:family="text">
      <style:text-properties officeooo:rsid="00565ed8"/>
    </style:style>
    <style:style style:name="T6" style:family="text">
      <style:text-properties officeooo:rsid="00596c5e"/>
    </style:style>
    <style:style style:name="T7" style:family="text">
      <style:text-properties officeooo:rsid="005d80e9"/>
    </style:style>
    <style:style style:name="T8" style:family="text">
      <style:text-properties officeooo:rsid="00602bfc"/>
    </style:style>
    <style:style style:name="T9" style:family="text">
      <style:text-properties officeooo:rsid="0061c5df"/>
    </style:style>
    <style:style style:name="T10" style:family="text">
      <style:text-properties fo:language="en" fo:country="GB"/>
    </style:style>
    <style:style style:name="T11" style:family="text">
      <style:text-properties fo:language="en" fo:country="GB" officeooo:rsid="0061c5df"/>
    </style:style>
    <style:style style:name="T12" style:family="text">
      <style:text-properties fo:language="en" fo:country="GB" fo:font-weight="normal" style:font-weight-asian="normal" style:font-weight-complex="normal"/>
    </style:style>
    <style:style style:name="T13" style:family="text">
      <style:text-properties fo:language="en" fo:country="GB" fo:font-weight="normal" officeooo:rsid="0065ae2f" style:font-weight-asian="normal" style:font-weight-complex="normal"/>
    </style:style>
    <style:style style:name="T14" style:family="text">
      <style:text-properties fo:language="en" fo:country="GB" fo:font-weight="normal" officeooo:rsid="00743dac" style:font-weight-asian="normal" style:font-weight-complex="normal"/>
    </style:style>
    <style:style style:name="T15" style:family="text">
      <style:text-properties fo:language="en" fo:country="GB" fo:font-weight="normal" officeooo:rsid="00666ea6" style:font-weight-asian="normal" style:font-weight-complex="normal"/>
    </style:style>
    <style:style style:name="T16" style:family="text">
      <style:text-properties fo:language="en" fo:country="GB" fo:font-weight="normal" officeooo:rsid="007648d4" style:font-weight-asian="normal" style:font-weight-complex="normal"/>
    </style:style>
    <style:style style:name="T17" style:family="text">
      <style:text-properties officeooo:rsid="0063ac6b"/>
    </style:style>
    <style:style style:name="T18" style:family="text">
      <style:text-properties officeooo:rsid="00645261"/>
    </style:style>
    <style:style style:name="T19" style:family="text">
      <style:text-properties fo:font-size="20pt" fo:language="en" fo:country="GB" fo:font-weight="bold" officeooo:rsid="004cee9c" style:font-size-asian="17.5pt" style:font-weight-asian="bold" style:font-size-complex="20pt" style:font-weight-complex="bold"/>
    </style:style>
    <style:style style:name="T20" style:family="text">
      <style:text-properties fo:font-size="20pt" fo:language="en" fo:country="GB" fo:font-weight="bold" officeooo:rsid="00649f10" style:font-size-asian="17.5pt" style:font-weight-asian="bold" style:font-size-complex="20pt" style:font-weight-complex="bold"/>
    </style:style>
    <style:style style:name="T21" style:family="text">
      <style:text-properties officeooo:rsid="00666ea6"/>
    </style:style>
    <style:style style:name="T22" style:family="text">
      <style:text-properties officeooo:rsid="006695da"/>
    </style:style>
    <style:style style:name="T23" style:family="text">
      <style:text-properties officeooo:rsid="0067ef6a"/>
    </style:style>
    <style:style style:name="T24" style:family="text">
      <style:text-properties officeooo:rsid="0069e215"/>
    </style:style>
    <style:style style:name="T25" style:family="text">
      <style:text-properties officeooo:rsid="006b41f9"/>
    </style:style>
    <style:style style:name="T26" style:family="text">
      <style:text-properties fo:font-weight="bold" style:font-weight-asian="bold" style:font-weight-complex="bold"/>
    </style:style>
    <style:style style:name="T27" style:family="text">
      <style:text-properties fo:font-weight="bold" officeooo:rsid="0074c743" style:font-weight-asian="bold" style:font-weight-complex="bold"/>
    </style:style>
    <style:style style:name="T28" style:family="text">
      <style:text-properties fo:font-weight="bold" officeooo:rsid="0074f8f3" style:font-weight-asian="bold" style:font-weight-complex="bold"/>
    </style:style>
    <style:style style:name="T29" style:family="text">
      <style:text-properties fo:font-weight="bold" officeooo:rsid="0076b44f" style:font-weight-asian="bold" style:font-weight-complex="bold"/>
    </style:style>
    <style:style style:name="T30" style:family="text">
      <style:text-properties fo:background-color="#e8f2a1" loext:char-shading-value="0"/>
    </style:style>
    <style:style style:name="T31" style:family="text">
      <style:text-properties officeooo:rsid="006d6f26"/>
    </style:style>
    <style:style style:name="T32" style:family="text">
      <style:text-properties officeooo:rsid="006fa478"/>
    </style:style>
    <style:style style:name="T33" style:family="text">
      <style:text-properties officeooo:rsid="0072c359"/>
    </style:style>
    <style:style style:name="T34" style:family="text">
      <style:text-properties officeooo:rsid="00743dac"/>
    </style:style>
    <style:style style:name="T35" style:family="text">
      <style:text-properties fo:font-size="18pt" fo:language="en" fo:country="GB" fo:font-weight="bold" officeooo:rsid="00743dac" style:font-size-asian="18pt" style:font-weight-asian="bold" style:font-size-complex="18pt" style:font-weight-complex="bold"/>
    </style:style>
    <style:style style:name="T36" style:family="text">
      <style:text-properties fo:font-size="18pt" fo:language="en" fo:country="GB" fo:font-weight="bold" officeooo:rsid="0065ae2f" style:font-size-asian="18pt" style:font-weight-asian="bold" style:font-size-complex="18pt" style:font-weight-complex="bold"/>
    </style:style>
    <style:style style:name="T37" style:family="text">
      <style:text-properties officeooo:rsid="0074c743"/>
    </style:style>
    <style:style style:name="T38" style:family="text">
      <style:text-properties fo:font-weight="normal" style:font-weight-asian="normal" style:font-weight-complex="normal"/>
    </style:style>
    <style:style style:name="T39" style:family="text">
      <style:text-properties officeooo:rsid="0074f8f3"/>
    </style:style>
    <style:style style:name="T40" style:family="text">
      <style:text-properties officeooo:rsid="007648d4"/>
    </style:style>
    <style:style style:name="T41" style:family="text">
      <style:text-properties fo:background-color="#ffff00" loext:char-shading-value="0"/>
    </style:style>
    <style:style style:name="T42" style:family="text">
      <style:text-properties officeooo:rsid="0076b4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Act<text:span text:style-name="T5">3</text:span>. P-<text:span text:style-name="T5">4</text:span><text:span text:style-name="T4">6</text:span></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Table_20_Contents"/>
          </table:table-cell>
          <table:table-cell table:style-name="Tabla1.A1" office:value-type="string">
            <text:p text:style-name="P32">Vehicle</text:p>
          </table:table-cell>
          <table:table-cell table:style-name="Tabla1.A1" office:value-type="string">
            <text:p text:style-name="P32">Words</text:p>
          </table:table-cell>
          <table:table-cell table:style-name="Tabla1.A1" office:value-type="string">
            <text:p text:style-name="P32">How do they feel</text:p>
          </table:table-cell>
        </table:table-row>
        <table:table-row>
          <table:table-cell table:style-name="Tabla1.A1" office:value-type="string">
            <text:p text:style-name="P32">1</text:p>
          </table:table-cell>
          <table:table-cell table:style-name="Tabla1.A1" office:value-type="string">
            <text:p text:style-name="P32">Plane</text:p>
          </table:table-cell>
          <table:table-cell table:style-name="Tabla1.A1" office:value-type="string">
            <text:p text:style-name="P18"><text:span text:style-name="T5">Waiting, gate,turbulence, runway, aisle, take off, </text:span><text:span text:style-name="T6">lost baggage</text:span></text:p>
          </table:table-cell>
          <table:table-cell table:style-name="Tabla1.A1" office:value-type="string">
            <text:p text:style-name="Table_20_Contents"/>
          </table:table-cell>
        </table:table-row>
        <table:table-row>
          <table:table-cell table:style-name="Tabla1.A1" office:value-type="string">
            <text:p text:style-name="P32">2</text:p>
          </table:table-cell>
          <table:table-cell table:style-name="Tabla1.A1" office:value-type="string">
            <text:p text:style-name="P32">Trains</text:p>
          </table:table-cell>
          <table:table-cell table:style-name="Tabla1.A1" office:value-type="string">
            <text:p text:style-name="P26">line, put me off, delays,</text:p>
          </table:table-cell>
          <table:table-cell table:style-name="Tabla1.A1" office:value-type="string">
            <text:p text:style-name="Table_20_Contents"/>
          </table:table-cell>
        </table:table-row>
        <table:table-row>
          <table:table-cell table:style-name="Tabla1.A1" office:value-type="string">
            <text:p text:style-name="P32">3</text:p>
          </table:table-cell>
          <table:table-cell table:style-name="Tabla1.A1" office:value-type="string">
            <text:p text:style-name="P32">Car</text:p>
          </table:table-cell>
          <table:table-cell table:style-name="Tabla1.A1" office:value-type="string">
            <text:p text:style-name="P32">Tailback, breakdown</text:p>
          </table:table-cell>
          <table:table-cell table:style-name="Tabla1.A1" office:value-type="string">
            <text:p text:style-name="Table_20_Contents"/>
          </table:table-cell>
        </table:table-row>
        <table:table-row>
          <table:table-cell table:style-name="Tabla1.A1" office:value-type="string">
            <text:p text:style-name="P32">4</text:p>
          </table:table-cell>
          <table:table-cell table:style-name="Tabla1.A1" office:value-type="string">
            <text:p text:style-name="P32">Boat </text:p>
          </table:table-cell>
          <table:table-cell table:style-name="Tabla1.A1" office:value-type="string">
            <text:p text:style-name="P32">Apologetic, Cabin, low tide, harbour, rough weather</text:p>
          </table:table-cell>
          <table:table-cell table:style-name="Tabla1.A1" office:value-type="string">
            <text:p text:style-name="Table_20_Contents"/>
          </table:table-cell>
        </table:table-row>
      </table:table>
      <text:p text:style-name="P19"/>
      <text:p text:style-name="P21">Act<text:span text:style-name="T7">4a</text:span>. P-<text:span text:style-name="T5">4</text:span><text:span text:style-name="T4">6</text:span></text:p>
      <table:table table:name="Tabla2" table:style-name="Tabla2">
        <table:table-column table:style-name="Tabla2.A"/>
        <table:table-column table:style-name="Tabla2.B"/>
        <table:table-row>
          <table:table-cell table:style-name="Tabla2.A1" office:value-type="string">
            <text:p text:style-name="P35">Vehicle</text:p>
          </table:table-cell>
          <table:table-cell table:style-name="Tabla2.A1" office:value-type="string">
            <text:p text:style-name="P35">Words</text:p>
          </table:table-cell>
        </table:table-row>
        <table:table-row>
          <table:table-cell table:style-name="Tabla2.A1" office:value-type="string">
            <text:p text:style-name="P33">Plane</text:p>
          </table:table-cell>
          <table:table-cell table:style-name="Tabla2.A1" office:value-type="string">
            <text:p text:style-name="P34">Fogbound runway, lost baggage, turbulence</text:p>
          </table:table-cell>
        </table:table-row>
        <table:table-row>
          <table:table-cell table:style-name="Tabla2.A1" office:value-type="string">
            <text:p text:style-name="P33">Trains</text:p>
          </table:table-cell>
          <table:table-cell table:style-name="Tabla2.A1" office:value-type="string">
            <text:p text:style-name="P34">Platform alteration, engineering work, signaling problems </text:p>
          </table:table-cell>
        </table:table-row>
        <table:table-row>
          <table:table-cell table:style-name="Tabla2.A1" office:value-type="string">
            <text:p text:style-name="P33">Car</text:p>
          </table:table-cell>
          <table:table-cell table:style-name="Tabla2.A1" office:value-type="string">
            <text:p text:style-name="P34">Lane closure, long tailback, congestion charge</text:p>
          </table:table-cell>
        </table:table-row>
        <table:table-row>
          <table:table-cell table:style-name="Tabla2.A1" office:value-type="string">
            <text:p text:style-name="P33">Boat </text:p>
          </table:table-cell>
          <table:table-cell table:style-name="Tabla2.A1" office:value-type="string">
            <text:p text:style-name="P34">Low tide, delayed sailing, rough weather, </text:p>
          </table:table-cell>
        </table:table-row>
      </table:table>
      <text:p text:style-name="P21"/>
      <text:p text:style-name="P22">Act<text:span text:style-name="T8">8</text:span>. P-<text:span text:style-name="T5">4</text:span><text:span text:style-name="T8">7</text:span></text:p>
      <text:p text:style-name="P23">1. 1865 introduced the idea of speed limits.</text:p>
      <text:p text:style-name="P23">2.The introduction of speed cameras.</text:p>
      <text:p text:style-name="P23">4. <text:span text:style-name="T9">Airbags, antilockbrakes...</text:span></text:p>
      <text:p text:style-name="P24">7.</text:p>
      <text:p text:style-name="P24"/>
      <text:p text:style-name="P24">No se menciona: La 3, 5, 6, 8</text:p>
      <text:p text:style-name="P22"/>
      <text:p text:style-name="P22">Act<text:span text:style-name="T8">9</text:span>. P-<text:span text:style-name="T5">4</text:span><text:span text:style-name="T8">7</text:span></text:p>
      <text:p text:style-name="P23">1. Talks about data in general, then explains some method to reduce the number of crashes. After that he ealks about new security feature and concludes that saying that the problem is not the car, are the people.</text:p>
      <text:p text:style-name="P23"/>
      <text:p text:style-name="P23">2.</text:p>
      <text:p text:style-name="P23"/>
      <text:p text:style-name="P23">3.</text:p>
      <text:p text:style-name="P23"/>
      <text:p text:style-name="P24">Act10:</text:p>
      <text:p text:style-name="P24">1.speed limit<text:tab/><text:tab/><text:tab/>5. seat belt</text:p>
      <text:p text:style-name="P24">2.one-way road<text:tab/><text:tab/>6.traction control</text:p>
      <text:p text:style-name="P24">3.traffic signals<text:tab/><text:tab/>7. anti-lock brakes</text:p>
      <text:p text:style-name="P28"><text:span text:style-name="T11">4. </text:span><text:span text:style-name="T10">speed camera<text:tab/><text:tab/>8. air bag</text:span></text:p>
      <text:p text:style-name="P2"/>
      <text:p text:style-name="P27"/>
      <text:p text:style-name="P30">Grammar: <text:span text:style-name="T17">Comparison</text:span></text:p>
      <text:p text:style-name="P6">1. Silaba</text:p>
      <text:p text:style-name="P5"><text:tab/> <text:span text:style-name="T17">big. One silaa. BigGer, doblar la consonante y añadir ER</text:span></text:p>
      <text:p text:style-name="P5"><text:tab/><text:span text:style-name="T17">safe: safer -R</text:span></text:p>
      <text:p text:style-name="P6">2.Silabas</text:p>
      <text:p text:style-name="P6"><text:tab/>Useful:<text:tab/><text:tab/>more useful<text:tab/><text:tab/>the most useful</text:p>
      <text:p text:style-name="P6"><text:tab/>Excepcions:</text:p>
      <text:p text:style-name="P6"><text:tab/>-y:<text:tab/>happy→ happier</text:p>
      <text:p text:style-name="P6"><text:tab/>-le/el:<text:tab/>simple<text:tab/>→ simpleR<text:tab/></text:p>
      <text:p text:style-name="P6"><text:tab/>-ow: <text:tab/>narrow→ narrower</text:p>
      <text:p text:style-name="P6"><text:tab/>-e re: clever → cleverer</text:p>
      <text:p text:style-name="P6">3.silabas</text:p>
      <text:p text:style-name="P6"><text:tab/>expensive:<text:tab/>more expensive<text:tab/><text:tab/>the most expensive</text:p>
      <text:p text:style-name="P6"/>
      <text:p text:style-name="P6">Irregulares:</text:p>
      <text:p text:style-name="P6">-Good / Better / The best</text:p>
      <text:p text:style-name="P6">-Bad / Worse / The worst</text:p>
      <text:p text:style-name="P6">-Much many: more the most</text:p>
      <text:p text:style-name="P4"/>
      <text:p text:style-name="P25">NOTA! ADVERBIOS!</text:p>
      <text:p text:style-name="P7">Los adverbios se ponen con more y than.</text:p>
      <text:p text:style-name="P7">Ejemplo: </text:p>
      <text:p text:style-name="P7"><text:tab/>I eat quickly. → I eat more quickly than….</text:p>
      <text:p text:style-name="P7"/>
      <text:p text:style-name="P3"><text:tab/><text:span text:style-name="T18">Irregulares:</text:span></text:p>
      <text:p text:style-name="P3"><text:tab/><text:span text:style-name="T18">Faster, harder early</text:span></text:p>
      <text:p text:style-name="P3"/>
      <text:p text:style-name="P3"/>
      <text:p text:style-name="P29"><text:span text:style-name="T19">Grammar: </text:span><text:span text:style-name="T20">Modal Verbs</text:span></text:p>
      <text:p text:style-name="P17">En la pagina 134 de llibre els explica.</text:p>
      <text:p text:style-name="P8"/>
      <text:p text:style-name="P48">Future:</text:p>
      <text:p text:style-name="P10">Ability: <text:tab/><text:span text:style-name="T22">Afirmativa: </text:span><text:span text:style-name="T21">Will be able to<text:tab/><text:tab/>NO USAR: can<text:tab/></text:span></text:p>
      <text:p text:style-name="P10"><text:span text:style-name="T21"><text:tab/><text:tab/></text:span><text:span text:style-name="T22">Negativa: </text:span><text:span text:style-name="T21">Won’t be able to. </text:span></text:p>
      <text:p text:style-name="P36"><text:tab/><text:tab/></text:p>
      <text:p text:style-name="P9"/>
      <text:p text:style-name="P9">Possibility: <text:tab/><text:span text:style-name="T22">Afirmativa: </text:span><text:span text:style-name="T21">May, might, could</text:span></text:p>
      <text:p text:style-name="P9"><text:tab/><text:tab/><text:span text:style-name="T22">Negativa: Might not.<text:tab/><text:tab/>NO USAR: could not</text:span></text:p>
      <text:p text:style-name="P9"/>
      <text:p text:style-name="P9">Obligation:<text:tab/><text:span text:style-name="T22">Afirmativa: Will have to</text:span></text:p>
      <text:p text:style-name="P9"><text:tab/><text:tab/><text:span text:style-name="T22">Negativa: Not need to<text:tab/><text:tab/>NO USAR: can’t</text:span></text:p>
      <text:p text:style-name="P9"/>
      <text:p text:style-name="P11">Ex 1 P-135</text:p>
      <text:p text:style-name="P11">1.WE’ll have to go by train (obligation) → <text:tab/><text:tab/><text:span text:style-name="T23">d. Because my car isn’t working</text:span></text:p>
      <text:p text:style-name="P11">2.We could go by train (possibility) → <text:tab/><text:tab/><text:span text:style-name="T24">c. As it is is more relaxing than flying</text:span><text:tab/><text:tab/></text:p>
      <text:p text:style-name="P11">3.We won’t be able to go by train (ability) → <text:tab/><text:span text:style-name="T24">e. because there’s going to be a rail strike.</text:span></text:p>
      <text:p text:style-name="P11">4.We might not go by train (possibility) → <text:tab/><text:tab/><text:span text:style-name="T24">b. If the bus fare is a lot cheaper</text:span></text:p>
      <text:p text:style-name="P11">5. We won’t need to go by train (obligation) → <text:tab/><text:span text:style-name="T25">a. Because Uncles Jim’s going to give us a lift.</text:span></text:p>
      <text:p text:style-name="P31">Ex10 P-49</text:p>
      <text:p text:style-name="P12">1.Will must esta mal.</text:p>
      <text:p text:style-name="P12">2. Es un hecho, <text:span text:style-name="T30">esta correcta.</text:span></text:p>
      <text:p text:style-name="P12">3.Es una obligacion. Lo correcto seria: We <text:span text:style-name="T26">have to</text:span> work faster than…. Etc</text:p>
      <text:p text:style-name="P13">4. Will have to esta mal. Es una abilitat… Will be able to seria lo correcte.</text:p>
      <text:p text:style-name="P13">5. <text:span text:style-name="T31">Will be able to aqui tambien en lugar de can travel. NO USAR can.</text:span></text:p>
      <text:p text:style-name="P14">6.Es una obligacion, entonces seria I will <text:span text:style-name="T26">have to</text:span> drive him….</text:p>
      <text:p text:style-name="P15">7.</text:p>
      <text:p text:style-name="P15">8.</text:p>
      <text:p text:style-name="P15"/>
      <text:p text:style-name="P16">Ex11 P-49</text:p>
      <text:p text:style-name="P16">1.<text:span text:style-name="T32">In five years’ time, I’ll be able to program a videogame.</text:span></text:p>
      <text:p text:style-name="P16">2. <text:span text:style-name="T32">In ten years’ time, </text:span><text:span text:style-name="T33">there will be a vaccine</text:span></text:p>
      <text:p text:style-name="P16">3. <text:span text:style-name="T32">In twenty years’ time, I won’t be able to run as fast as I do now.</text:span></text:p>
      <text:p text:style-name="P16"/>
      <text:p text:style-name="P46">En la pagina 134 de llibre els explica.</text:p>
      <text:p text:style-name="P49"><text:span text:style-name="T35">Past</text:span><text:span text:style-name="T36">:</text:span></text:p>
      <table:table table:name="Tabla3" table:style-name="Tabla3">
        <table:table-column table:style-name="Tabla3.A" table:number-columns-repeated="2"/>
        <table:table-row>
          <table:table-cell table:style-name="Tabla3.A1" office:value-type="string">
            <text:p text:style-name="P51"><text:span text:style-name="T13">Ability</text:span></text:p>
            <text:p text:style-name="P51"><text:span text:style-name="T16">or</text:span></text:p>
            <text:p text:style-name="P50"><text:span text:style-name="T13">Possibility:</text:span></text:p>
          </table:table-cell>
          <table:table-cell table:style-name="Tabla3.A1" office:value-type="string">
            <text:p text:style-name="P51"><text:span text:style-name="T14">was/were able to</text:span><text:span text:style-name="T15"><text:tab/><text:tab/></text:span></text:p>
            <text:p text:style-name="P51"><text:span text:style-name="T14">could</text:span><text:span text:style-name="T15"><text:tab/></text:span></text:p>
            <text:p text:style-name="P50"><text:span text:style-name="T12">1 action: was/were able to</text:span></text:p>
            <text:p text:style-name="P50"><text:span text:style-name="T12"/></text:p>
            <text:p text:style-name="P37"><text:span text:style-name="T34">Couldn’t</text:span></text:p>
            <text:p text:style-name="P37"><text:span text:style-name="T34">Wasn’t able to</text:span></text:p>
          </table:table-cell>
        </table:table-row>
        <table:table-row>
          <table:table-cell table:style-name="Tabla3.A1" office:value-type="string">
            <text:p text:style-name="P40">Obligation:</text:p>
          </table:table-cell>
          <table:table-cell table:style-name="Tabla3.A1" office:value-type="string">
            <text:p text:style-name="P40"><text:span text:style-name="T34">Had to</text:span></text:p>
            <text:p text:style-name="P40"><text:span text:style-name="T34">Didn’t have to</text:span></text:p>
          </table:table-cell>
        </table:table-row>
      </table:table>
      <text:p text:style-name="P52"><text:span text:style-name="T13"/></text:p>
      <text:p text:style-name="P52"><text:span text:style-name="T13">D</text:span><text:span text:style-name="T12">ifficulty</text:span></text:p>
      <text:p text:style-name="P52"><text:span text:style-name="T12">managed TO</text:span></text:p>
      <text:p text:style-name="P52"><text:span text:style-name="T12">Suceeded IN</text:span></text:p>
      <text:p text:style-name="P49"><text:span text:style-name="T13"/></text:p>
      <text:p text:style-name="P39"/>
      <text:p text:style-name="P41">Ex <text:span text:style-name="T34">2</text:span> P-135</text:p>
      <text:p text:style-name="P43">1. <text:span text:style-name="T37">Yes, I </text:span><text:span text:style-name="T27">managed</text:span><text:span text:style-name="T37"> to repair it.</text:span></text:p>
      <text:p text:style-name="P43">2.<text:span text:style-name="T37">No, we </text:span><text:span text:style-name="T27">didn’t have to</text:span><text:span text:style-name="T37"> do much</text:span></text:p>
      <text:p text:style-name="P43">3.<text:span text:style-name="T37">Yes. We </text:span><text:span text:style-name="T27">couldn’t</text:span><text:span text:style-name="T37"> use...</text:span></text:p>
      <text:p text:style-name="P43">4.<text:span text:style-name="T37">Yes. We succed in </text:span><text:span text:style-name="T27">getting</text:span><text:span text:style-name="T37">a refund</text:span></text:p>
      <text:p text:style-name="P43">5.<text:span text:style-name="T37">No. We </text:span><text:span text:style-name="T27">didn’t able to...</text:span></text:p>
      <text:p text:style-name="P43">6.<text:span text:style-name="T37">Yes, but we managed </text:span><text:span text:style-name="T27">to find</text:span><text:span text:style-name="T37"> it</text:span></text:p>
      <text:p text:style-name="P43">7. <text:span text:style-name="T39">(</text:span><text:span text:style-name="T37">1 camara, una accio.</text:span><text:span text:style-name="T39">)</text:span><text:span text:style-name="T37"> I </text:span><text:span text:style-name="T27">was able to</text:span><text:span text:style-name="T37"> to get a replacement.</text:span></text:p>
      <text:p text:style-name="P43">8.<text:span text:style-name="T39">No, we </text:span><text:span text:style-name="T28">could do</text:span><text:span text:style-name="T39"> whatever we liked.</text:span></text:p>
      <text:p text:style-name="P43"/>
      <text:p text:style-name="P42">Ex <text:span text:style-name="T40">3</text:span> P-135</text:p>
      <text:p text:style-name="P44">1.I <text:span text:style-name="T26">couldn’t // wasn’t…</text:span> En negativa encara que siga una unica accio se poden gastar les dos</text:p>
      <text:p text:style-name="P44">2.I was <text:span text:style-name="T26">able to</text:span> sing well…. </text:p>
      <text:p text:style-name="P44">3.</text:p>
      <text:p text:style-name="P44">4.We <text:span text:style-name="T26">were able to</text:span> get tickets….</text:p>
      <text:p text:style-name="P44">5.<text:span text:style-name="T42">I </text:span><text:span text:style-name="T29">had to</text:span><text:span text:style-name="T42"> pay a 20e fine.</text:span></text:p>
      <text:p text:style-name="P44">6.I <text:span text:style-name="T26">succeed</text:span> <text:span text:style-name="T41">in</text:span> borrowing…. (Ese in, hace que solo valga succeed)</text:p>
      <text:p text:style-name="P44"/>
      <text:p text:style-name="P44"/>
      <text:p text:style-name="P45"><text:soft-page-break/>Task:</text:p>
      <text:p text:style-name="P47">When I was 10 years old, I…<text:span text:style-name="T38"> (3 linies o 4 amb nodals del passat.)</text:span></text:p>
      <text:p text:style-name="P47"><text:span text:style-name="T3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e674c"/>
    </style:style>
    <style:style style:name="MT1" style:family="text">
      <style:text-properties officeooo:rsid="001fe4e1"/>
    </style:style>
    <style:style style:name="MT2" style:family="text">
      <style:text-properties officeooo:rsid="001e674c"/>
    </style:style>
    <style:style style:name="MT3" style:family="text">
      <style:text-properties officeooo:rsid="005562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Actividades</text:span><text:span text:style-name="MT2"> Andreu Ingles Tema </text:span><text:span text:style-name="MT3">5</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29T16:00:17.962000000</meta:creation-date>
    <dc:date>2020-11-03T17:21:40.615000000</dc:date>
    <meta:editing-duration>PT9H27M13S</meta:editing-duration>
    <meta:editing-cycles>96</meta:editing-cycles>
    <meta:generator>LibreOffice/7.0.1.2$Windows_X86_64 LibreOffice_project/7cbcfc562f6eb6708b5ff7d7397325de9e764452</meta:generator>
    <meta:document-statistic meta:table-count="3" meta:image-count="0" meta:object-count="0" meta:page-count="4" meta:paragraph-count="129" meta:word-count="663" meta:character-count="3606" meta:non-whitespace-character-count="3014"/>
  </office:meta>
</office:document-meta>
</file>